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Kop1" style:master-page-name="MP0" style:family="paragraph">
      <style:paragraph-properties fo:break-before="page"/>
    </style:style>
  </office:automatic-styles>
  <office:body>
    <office:text text:use-soft-page-breaks="true">
      <text:h text:style-name="P1" text:outline-level="1">To do:</text:h>
      <text:p text:style-name="Standaard">1: mogelijkheid om gerechten<text:s/>en drankjes<text:s/>zodat je ze kan toevoegen,<text:s/>verwijderen en aanpassen.</text:p>
      <text:p text:style-name="Geenafstand">2: kijken naar login functionaliteit.</text:p>
      <text:p text:style-name="Geenafstand"><text:s text:c="4"/>Logt wel in<text:s/>zoals ik kan zien met Auth::check()<text:s/>maar na redirect word de sessie gelijk verwijderd.</text:p>
      <text:p text:style-name="Geenafstand"><text:s text:c="4"/>(paar zoektochten op internet kwamen vooral uit dat redirect functie bugged kan zijn)</text:p>
      <text:p text:style-name="Geenafstand"><text:s text:c="4"/>Zodra dit werkt de knoppen als nieuwe gebruiker registreren en knoppen voor het veranderen</text:p>
      <text:p text:style-name="Geenafstand"><text:s text:c="4"/>van bijvoorbeeld de gerechten en drankjes alleen zichtbaar maken als iemand is ingelogd.</text:p>
      <text:p text:style-name="Geenafstand"><text:s text:c="4"/>En knop maken om uit te kunnen loggen.</text:p>
      <text:p text:style-name="Geenafstand"/>
      <text:p text:style-name="Geenafstand">3: optie maken<text:s/>zodat je<text:s/>nieuwe werknemers<text:s/>kan toevoegen<text:s/>aan de lijst met werknemers of de bestaande te kunnen aanpassen.</text:p>
      <text:p text:style-name="Geenafstand"/>
      <text:p text:style-name="Geenafstand">4: stukje met alle locaties toevoegen waar de foodtruck geweest is.</text:p>
      <text:p text:style-name="Geenafstand"/>
      <text:p text:style-name="Geenafstand">5: google maps(api) koppelen zodat deze de locaties kan laten zien waar de foodtruck geweest is.</text:p>
      <text:p text:style-name="Geenafstand"/>
      <text:p text:style-name="Geenafstand">6: design van de website aanpassen zoals de fotos van de foodtruck en de kleuren die gebruikt worden aanpassen aan kleurenschema van de leijgraaf.</text:p>
      <text:p text:style-name="Geenafstand"/>
      <text:p text:style-name="Geenafstand"/>
      <text:h text:style-name="Kop1" text:outline-level="1">Later nog als er tijd over is.</text:h>
      <text:p text:style-name="Standaard">1: iets maken zodat er bijvoorbeeld maar 5 gerechten/drankjes tegelijk zichtbaar zijn en dat je er door heen kunt bladeren of iets dergelijks.</text:p>
      <text:p text:style-name="Standaard">2:timer die aftelt tot het volgende evenement waarbij de foodtruck aanwezig zal zijn.</text:p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Kop1Char" style:display-name="Kop 1 Char" style:family="text" style:parent-style-name="Standaardalinea-lettertype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Geenafstand" style:display-name="Geen afstand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Wout Janssen</meta:initial-creator>
    <dc:creator>Wout Janssen</dc:creator>
    <meta:creation-date>2019-10-08T07:23:00Z</meta:creation-date>
    <dc:date>2019-10-08T09:23:00Z</dc:date>
    <meta:template xlink:href="Normal.dotm" xlink:type="simple"/>
    <meta:editing-cycles>1</meta:editing-cycles>
    <meta:editing-duration>PT7200S</meta:editing-duration>
    <meta:document-statistic meta:page-count="1" meta:paragraph-count="2" meta:word-count="194" meta:character-count="1261" meta:row-count="8" meta:non-whitespace-character-count="1069"/>
  </office:meta>
</office:document-meta>
</file>